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efd" officeooo:paragraph-rsid="00107e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r Rundrouten, die schmackhaft gemacht werden über zb Credits</text:p>
      <text:p text:style-name="P1">Alle Komponenten sollten möglichst autonom sein, dadurch wird das system robust</text:p>
      <text:p text:style-name="P1">Bis zum 6. kann ich das Inhaltsverzeichnis für Feedback einreich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1" meta:paragraph-count="3" meta:word-count="30" meta:character-count="207" meta:non-whitespace-character-count="180"/>
  </office:meta>
</office:document-meta>
</file>